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.501cm" fo:line-height="115%" fo:text-align="justify" style:justify-single-word="false" fo:text-indent="-0.501cm" style:auto-text-indent="false" loext:word-spacing-minimum="75%" loext:word-spacing-maximum="133%"/>
      <style:text-properties fo:color="#000000" loext:opacity="100%" fo:language="fr" fo:country="FR" officeooo:paragraph-rsid="000932b6">
        <loext:char-complex-color loext:theme-type="dark1" loext:color-type="theme"/>
      </style:text-properties>
    </style:style>
    <style:style style:name="P2" style:family="paragraph" style:parent-style-name="Standard">
      <style:paragraph-properties fo:margin-left="0.501cm" fo:line-height="115%" fo:text-align="justify" style:justify-single-word="false" fo:text-indent="-0.501cm" style:auto-text-indent="false" loext:word-spacing-minimum="75%" loext:word-spacing-maximum="133%"/>
      <style:text-properties officeooo:paragraph-rsid="000932b6"/>
    </style:style>
    <style:style style:name="P3" style:family="paragraph" style:parent-style-name="Standard">
      <style:paragraph-properties fo:margin-left="0.501cm" fo:line-height="115%" fo:text-align="justify" style:justify-single-word="false" fo:text-indent="-0.501cm" style:auto-text-indent="false" loext:word-spacing-minimum="75%" loext:word-spacing-maximum="133%"/>
      <style:text-properties fo:color="#000000" loext:opacity="100%" officeooo:rsid="000932b6" officeooo:paragraph-rsid="000932b6">
        <loext:char-complex-color loext:theme-type="dark1" loext:color-type="theme"/>
      </style:text-properties>
    </style:style>
    <style:style style:name="P4" style:family="paragraph" style:parent-style-name="Standard">
      <style:paragraph-properties fo:margin-left="0.501cm" fo:line-height="115%" fo:text-align="justify" style:justify-single-word="false" fo:text-indent="-0.501cm" style:auto-text-indent="false" loext:word-spacing-minimum="75%" loext:word-spacing-maximum="133%"/>
      <style:text-properties officeooo:paragraph-rsid="0009d1bf"/>
    </style:style>
    <style:style style:name="P5" style:family="paragraph" style:parent-style-name="Standard">
      <style:paragraph-properties fo:margin-left="0.501cm" fo:line-height="115%" fo:text-align="justify" style:justify-single-word="false" fo:text-indent="-0.501cm" style:auto-text-indent="false" loext:word-spacing-minimum="75%" loext:word-spacing-maximum="133%"/>
      <style:text-properties fo:color="#000000" loext:opacity="100%" officeooo:paragraph-rsid="000932b6">
        <loext:char-complex-color loext:theme-type="dark1" loext:color-type="theme"/>
      </style:text-properties>
    </style:style>
    <style:style style:name="T1" style:family="text">
      <style:text-properties fo:language="fr" fo:country="FR"/>
    </style:style>
    <style:style style:name="T2" style:family="text">
      <style:text-properties officeooo:rsid="000bb55d"/>
    </style:style>
    <style:style style:name="T3" style:family="text">
      <style:text-properties fo:color="#000000" loext:opacity="100%" fo:language="fr" fo:country="FR">
        <loext:char-complex-color loext:theme-type="dark1" loext:color-type="theme"/>
      </style:text-properties>
    </style:style>
    <style:style style:name="T4" style:family="text">
      <style:text-properties fo:color="#000000" loext:opacity="100%" fo:language="fr" fo:country="FR" fo:font-style="italic" style:font-style-asian="italic" style:font-style-complex="italic">
        <loext:char-complex-color loext:theme-type="dark1" loext:color-type="theme"/>
      </style:text-properties>
    </style:style>
    <style:style style:name="T5" style:family="text">
      <style:text-properties fo:color="#000000" loext:opacity="100%" fo:language="fr" fo:country="FR" fo:font-style="italic" fo:background-color="#ffffff" loext:char-shading-value="0" style:font-style-asian="italic" style:font-name-complex="Arial1" style:font-style-complex="italic">
        <loext:char-complex-color loext:theme-type="dark1" loext:color-type="theme"/>
      </style:text-properties>
    </style:style>
    <style:style style:name="T6" style:family="text">
      <style:text-properties fo:color="#000000" loext:opacity="100%" fo:language="fr" fo:country="FR" fo:background-color="#ffffff" loext:char-shading-value="0" style:font-name-complex="Arial1">
        <loext:char-complex-color loext:theme-type="dark1" loext:color-type="theme"/>
      </style:text-properties>
    </style:style>
    <style:style style:name="T7" style:family="text">
      <style:text-properties fo:color="#000000" loext:opacity="100%" fo:language="fr" fo:country="FR" fo:font-style="normal" style:font-style-asian="normal" style:font-name-complex="Arial1" style:font-style-complex="normal">
        <loext:char-complex-color loext:theme-type="dark1" loext:color-type="theme"/>
      </style:text-properties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language="fr" fo:country="FR" fo:font-style="italic" style:font-style-asian="italic" style:font-style-complex="italic"/>
    </style:style>
    <style:style style:name="T10" style:family="text">
      <style:text-properties fo:language="it" fo:country="IT"/>
    </style:style>
    <style:style style:name="T11" style:family="text">
      <style:text-properties fo:language="it" fo:country="IT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Pourrais-tu convertir les <text:span text:style-name="T2">6</text:span> références bibliographiques ci-dessous au format BibTex? </text:p>
      <text:p text:style-name="P1" loext:marker-style-name="T1"/>
      <text:p text:style-name="P2" loext:marker-style-name="T1"><text:span text:style-name="T3">Armisen-Marchetti, Mireille. 2006a. “Les ambiguïtés du personnage de Néron dans le </text:span><text:span text:style-name="T4">De clementia.</text:span><text:span text:style-name="T3">” </text:span><text:span text:style-name="T4">Vita Latina</text:span><text:span text:style-name="T3"> 174: 92–103.</text:span></text:p>
      <text:p text:style-name="P2" loext:marker-style-name="T1"><text:span text:style-name="T3">——. 2006b. “</text:span><text:span text:style-name="T5">Speculum Neronis</text:span><text:span text:style-name="T6">: un mode spécifique de</text:span><text:span text:style-name="apple-converted-space"><text:span text:style-name="T6"> </text:span></text:span><text:span text:style-name="Emphasis"><text:span text:style-name="T7">direction de conscience</text:span></text:span><text:span text:style-name="apple-converted-space"><text:span text:style-name="T6"> </text:span></text:span><text:span text:style-name="T6">dans le </text:span><text:span text:style-name="T5">De clementia</text:span><text:span text:style-name="T6"> de Sénèque.” </text:span><text:span text:style-name="T5">Revue des études latines</text:span><text:span text:style-name="T6"> 84: 185</text:span><text:span text:style-name="T3">–</text:span><text:span text:style-name="T6">201.</text:span></text:p>
      <text:p text:style-name="P2">Graver, Margaret R. 2007. <text:span text:style-name="T8">Stoicism and Emotion</text:span>. Chicago–London: The University of Chicago Press.</text:p>
      <text:p text:style-name="P3">Marrou, Camille. 2023. <text:span text:style-name="T8">La traduction du vocabulaire de l’éthique stoïcienne dans l’œuvre de Sénèque le philosophe</text:span>. Sorbonne université</text:p>
      <text:p text:style-name="P4" loext:marker-style-name="T1"><text:span text:style-name="T3">Mazzoli, Giancarlo. 1977. “</text:span><text:span text:style-name="T4">Felicitas </text:span><text:span text:style-name="T3">sillana e </text:span><text:span text:style-name="T4">clementia principis</text:span><text:span text:style-name="T3">.” </text:span><text:span text:style-name="T4">Athenaeum </text:span><text:span text:style-name="T3">55: 257–279.</text:span></text:p>
      <text:p text:style-name="P4" loext:marker-style-name="T1"><text:span text:style-name="T1">——. 2003. “Seneca </text:span><text:span text:style-name="T9">de ira</text:span><text:span text:style-name="T1"> e </text:span><text:span text:style-name="T9">de clementia</text:span><text:span text:style-name="T1">: la politica negli specchi della morale.” </text:span><text:span text:style-name="T10">In </text:span><text:span text:style-name="T11">Seneca uomo politico e l’età di Claudio e di Nerone</text:span><text:span text:style-name="T10">, edited by Arturo De Vivo and Elio Lo Cascio, 132–138. </text:span><text:span text:style-name="T1">Bari: Edipuglia.</text:span></text:p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9T09:08:17.393043400</meta:creation-date>
    <dc:date>2025-12-29T09:29:47.817246200</dc:date>
    <meta:editing-duration>PT18M2S</meta:editing-duration>
    <meta:editing-cycles>3</meta:editing-cycles>
    <meta:generator>LibreOffice/25.8.3.2$Windows_X86_64 LibreOffice_project/8ca8d55c161d602844f5428fa4b58097424e324e</meta:generator>
    <meta:document-statistic meta:table-count="0" meta:image-count="0" meta:object-count="0" meta:page-count="1" meta:paragraph-count="7" meta:word-count="134" meta:character-count="883" meta:non-whitespace-character-count="760"/>
  </office:meta>
</office:document-meta>
</file>